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Standard" style:family="paragraph">
      <style:paragraph-properties fo:text-align="center"/>
      <style:text-properties fo:text-shadow="0.0145in 0.0145in 0.0416in #000000" fo:color="#000000" fo:font-size="16pt" style:font-size-asian="16pt" style:font-size-complex="36pt" fo:language="es" fo:country="MX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Standard" style:family="paragraph">
      <style:paragraph-properties fo:text-align="center"/>
      <style:text-properties fo:text-shadow="0.0145in 0.0145in 0.0416in #000000" fo:color="#000000" fo:font-size="15pt" style:font-size-asian="15pt" style:font-size-complex="11pt" fo:language="es" fo:country="MX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Standard" style:family="paragraph">
      <style:paragraph-properties fo:text-align="center"/>
      <style:text-properties fo:text-shadow="0.0145in 0.0145in 0.0416in #000000" fo:color="#000000" fo:font-size="18pt" style:font-size-asian="18pt" style:font-size-complex="36pt" fo:language="es" fo:country="MX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Standard" style:family="paragraph">
      <style:paragraph-properties fo:text-align="center"/>
      <style:text-properties fo:language="es" fo:country="MX"/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Standard" style:family="paragraph">
      <style:paragraph-properties fo:text-align="center"/>
      <style:text-properties fo:text-shadow="0.0145in 0.0145in 0.0416in #000000" fo:color="#000000" fo:font-size="15pt" style:font-size-asian="15pt" style:font-size-complex="36pt" fo:language="es" fo:country="MX"/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margin-left="0.4368in">
        <style:tab-stops/>
      </style:paragraph-properties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Standard" style:family="paragraph">
      <style:paragraph-properties fo:text-align="center"/>
    </style:style>
    <style:style style:name="T84" style:parent-style-name="Fuentedepárrafopredeter." style:family="text">
      <style:text-properties fo:text-shadow="0.0145in 0.0145in 0.0416in #000000" fo:color="#000000" fo:font-size="19pt" style:font-size-asian="19pt" style:font-size-complex="36pt" fo:language="es" fo:country="MX"/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Standard" style:family="paragraph">
      <style:paragraph-properties fo:text-align="center"/>
      <style:text-properties fo:text-shadow="0.0145in 0.0145in 0.0416in #000000" fo:color="#000000" fo:font-size="18pt" style:font-size-asian="18pt" style:font-size-complex="36pt" fo:language="es" fo:country="MX"/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P100" style:parent-style-name="Standard" style:family="paragraph">
      <style:paragraph-properties fo:text-align="center"/>
      <style:text-properties fo:text-shadow="0.0145in 0.0145in 0.0416in #000000" fo:color="#000000" fo:font-size="14pt" style:font-size-asian="14pt" style:font-size-complex="36pt" fo:language="es" fo:country="MX"/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P106" style:parent-style-name="Standard" style:family="paragraph">
      <style:text-properties fo:font-size="13pt" style:font-size-asian="13pt"/>
    </style:style>
    <style:style style:name="P107" style:parent-style-name="Standard" style:family="paragraph">
      <style:text-properties style:font-name="Calibri" fo:color="#000000" fo:font-size="26pt" style:font-size-asian="26pt"/>
    </style:style>
    <style:style style:name="P108" style:parent-style-name="Standard" style:family="paragraph">
      <style:paragraph-properties fo:text-align="justify"/>
    </style:style>
    <style:style style:name="T109" style:parent-style-name="Fuentedepárrafopredeter." style:family="text">
      <style:text-properties fo:font-weight="bold" style:font-weight-asian="bold" fo:font-size="13pt" style:font-size-asian="13pt" fo:language="es" fo:country="ES"/>
    </style:style>
    <style:style style:name="T110" style:parent-style-name="Fuentedepárrafopredeter." style:family="text">
      <style:text-properties fo:font-weight="bold" style:font-weight-asian="bold" fo:font-size="13pt" style:font-size-asian="13pt"/>
    </style:style>
    <style:style style:name="P111" style:parent-style-name="Standard" style:family="paragraph">
      <style:paragraph-properties fo:text-align="justify"/>
      <style:text-properties fo:language="es" fo:country="ES"/>
    </style:style>
    <style:style style:name="P112" style:parent-style-name="Standard" style:family="paragraph">
      <style:paragraph-properties fo:text-align="justify"/>
      <style:text-properties fo:language="es" fo:country="ES"/>
    </style:style>
    <style:style style:name="P113" style:parent-style-name="Standard" style:family="paragraph">
      <style:paragraph-properties fo:text-align="justify"/>
    </style:style>
    <style:style style:name="T114" style:parent-style-name="Fuentedepárrafopredeter." style:family="text">
      <style:text-properties fo:font-weight="bold" style:font-weight-asian="bold" fo:font-size="13pt" style:font-size-asian="13pt" fo:language="es" fo:country="ES"/>
    </style:style>
    <style:style style:name="T115" style:parent-style-name="Fuentedepárrafopredeter." style:family="text">
      <style:text-properties fo:language="es" fo:country="ES"/>
    </style:style>
    <style:style style:name="P116" style:parent-style-name="Standard" style:family="paragraph">
      <style:paragraph-properties fo:text-align="justify"/>
    </style:style>
    <style:style style:name="T117" style:parent-style-name="Fuentedepárrafopredeter." style:family="text">
      <style:text-properties fo:language="es" fo:country="ES"/>
    </style:style>
    <style:style style:family="graphic" style:name="a6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9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<draw:frame draw:z-index="251674624" draw:id="id1" draw:style-name="a2" draw:name="Cuadro de texto 11" text:anchor-type="paragraph" svg:x="-0.00694in" svg:y="0.19722in" svg:width="2in" svg:height="2in" style:rel-width="scale" style:rel-height="scale"><draw:text-box><text:p text:style-name="P38">Ing. Rodríguez Espino Claudia</text:p></draw:text-box><svg:title/><svg:desc/></draw:frame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<draw:frame draw:z-index="251660288" draw:id="id2" draw:style-name="a3" draw:name="Cuadro de texto 3" text:anchor-type="paragraph" svg:x="-1.82986in" svg:y="0.18403in" svg:width="6.38542in" svg:height="0.375in" style:rel-width="scale" style:rel-height="scale"><draw:text-box><text:p text:style-name="P45">Fundamentos de Programación</text:p></draw:text-box><svg:title/><svg:desc/></draw:frame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><draw:frame draw:z-index="251662336" draw:id="id3" draw:style-name="a4" draw:name="Cuadro de texto 4" text:anchor-type="paragraph" svg:x="-0.09028in" svg:y="0.19931in" svg:width="2in" svg:height="2in" style:rel-width="scale" style:rel-height="scale"><draw:text-box><text:p text:style-name="P52">1102</text:p></draw:text-box><svg:title/><svg:desc/></draw:frame>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><draw:frame draw:z-index="251664384" draw:id="id4" draw:style-name="a5" draw:name="Cuadro de texto 6" text:anchor-type="paragraph" svg:x="0.02431in" svg:y="0.19444in" svg:width="2in" svg:height="2in" style:rel-width="scale" style:rel-height="scale"><draw:text-box><text:p text:style-name="P59">2</text:p></draw:text-box><svg:title/><svg:desc/></draw:frame>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><draw:frame draw:z-index="251666432" draw:id="id5" draw:style-name="a6" draw:name="Cuadro de texto 8" text:anchor-type="paragraph" svg:x="-0.05903in" svg:y="0.22778in" svg:width="2in" svg:height="2in" style:rel-width="scale" style:rel-height="scale"><draw:text-box><text:p text:style-name="P66">Bautista Flores Mauricio</text:p></draw:text-box><svg:title/><svg:desc/></draw:frame>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><draw:frame draw:z-index="251668480" draw:id="id6" draw:style-name="a7" draw:name="Cuadro de texto 9" text:anchor-type="paragraph" svg:x="0.03472in" svg:y="0.17778in" svg:width="2in" svg:height="2in" style:rel-width="scale" style:rel-height="scale"><draw:text-box><text:p text:style-name="P83"><text:span text:style-name="T84">1</text:span></text:p></draw:text-box><svg:title/><svg:desc/></draw:frame>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><draw:frame draw:z-index="251670528" draw:id="id7" draw:style-name="a8" draw:name="Cuadro de texto 10" text:anchor-type="paragraph" svg:x="-0.04861in" svg:y="0.22083in" svg:width="2in" svg:height="2in" style:rel-width="scale" style:rel-height="scale"><draw:text-box><text:p text:style-name="P92">25/08/2017</text:p></draw:text-box><svg:title/><svg:desc/></draw:frame>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ervaciones:</text:span></text:p>
          </table:table-cell>
          <table:table-cell table:style-name="TableCell98">
            <text:p text:style-name="P99"><draw:frame draw:z-index="251672576" draw:id="id8" draw:style-name="a9" draw:name="Cuadro de texto 11" text:anchor-type="paragraph" svg:x="-0.07569in" svg:y="0.33542in" svg:width="4.68264in" svg:height="1.45833in" style:rel-width="scale" style:rel-height="scale"><draw:text-box><text:p text:style-name="P100">La verdad, el aprender comandos de nuevo es emocionante, hace ya tiempo que no programaba y es una experiencia muy bonita, sobre todo el ver que trabajamos en un servidor compartido que me recordó a las intranets y cobre todo amé ver su seguridad.</text:p></draw:text-box><svg:title/><svg:desc/></draw:frame></text:p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/>
      <text:p text:style-name="P106"/>
      <text:soft-page-break/>
      <text:p text:style-name="P107"><text:tab/><text:tab/><text:tab/><text:tab/><text:tab/>CALIFICACIÓN: __________</text:p>
      <text:p text:style-name="Standard"/>
      <text:p text:style-name="P108"><text:span text:style-name="T109">Objetivo</text:span><text:span text:style-name="T110">:</text:span></text:p>
      <text:p text:style-name="P111">Conocer la importancia del sistema operativo de una computadora, así como sus funciones. Explorar un sistema operativo GNU/Linux con el fin de conocer y utilizar los comandos básicos en GNU/Linux.</text:p>
      <text:p text:style-name="P112"/>
      <text:p text:style-name="P113"><text:span text:style-name="T114">Desarrollo:</text:span><text:span text:style-name="T115"><text:s/></text:span></text:p>
      <text:p text:style-name="P116"><text:span text:style-name="T117">En esta práctica iniciamos a lo que ya todo el grupo al parecer esperaba que era empezar a programar, conocimos los comandos principales en Linux y nos empapamos un poco en este mundo, trabajamos en un programa dedicado en Windows para programar y conocer los comandos, y crear carpetas y archivos en extensión .txt; iniciamos sesión al parecer en un servidor con una dirección IP y un usuario y contraseña para trabajar todos en red, la practica en el desarrollo se pusieron a prueba los comandos y vimos su uso, su escritura y ver cómo se puede trabajar en este lenguaje creando carpetas y eliminando archiv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E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Hero</dc:creator>
    <meta:creation-date>2017-08-26T08:55:00Z</meta:creation-date>
    <dc:date>2017-08-26T08:55:00Z</dc:date>
    <meta:template xlink:href="Normal" xlink:type="simple"/>
    <meta:editing-cycles>2</meta:editing-cycles>
    <meta:editing-duration>PT480S</meta:editing-duration>
    <meta:document-statistic meta:page-count="2" meta:paragraph-count="2" meta:word-count="176" meta:character-count="1148" meta:row-count="8" meta:non-whitespace-character-count="974"/>
  </office:meta>
</office:document-meta>
</file>